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historial-de-versiones"/>Historial de Versiones<text:bookmark-end text:name="historial-de-versione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6/version-history" office:name=""><text:span text:style-name="Definition">https://blueprint.ecohubs.community/es/articles/rcos-templates/layer-6/version-history</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6 — Evolución y Adaptación</text:p>
        </text:list-item>
        <text:list-item>
          <text:p text:style-name="P2"><text:span text:style-name="T1">Estado:</text:span> Plantilla — adapta para tu comunidad; actualizada con cada cambio adoptado</text:p>
        </text:list-item>
        <text:list-item>
          <text:p text:style-name="P2"><text:span text:style-name="T1">Referencia RCOS:</text:span> <text:a xlink:type="simple" xlink:href="https://blueprint.ecohubs.community/es/articles/rcos-core/v0-1/layer-6-evolution-adaptation#82-versioning-and-authority" office:name=""><text:span text:style-name="Definition">§8.2</text:span></text:a>, <text:a xlink:type="simple" xlink:href="https://blueprint.ecohubs.community/es/articles/rcos-core/v0-1/layer-6-evolution-adaptation#86-artifacts" office:name=""><text:span text:style-name="Definition">§8.6</text:span></text:a></text:p>
        </text:list-item>
      </text:list>
      <text:p text:style-name="P3">El registro legible por humanos y con carácter oficial de todos los cambios adoptados en la implementación RCOS de tu comunidad. La versión actualmente vigente es la entrada más reciente en la parte superior de este archivo. Las reglas sustituidas permanecen accesibles a través del control de versiones.</text:p>
      <text:p text:style-name="Horizontal_20_Line"/>
      <text:h text:style-name="Heading_20_2" text:outline-level="2"><text:bookmark-start text:name="formato-de-entrada"/>Formato de Entrada<text:bookmark-end text:name="formato-de-entrada"/></text:h>
      <text:p text:style-name="First_20_paragraph"><text:span text:style-name="T2">Cláusulas RCOS: </text:span><text:a xlink:type="simple" xlink:href="https://blueprint.ecohubs.community/es/articles/rcos-core/v0-1/layer-6-evolution-adaptation#82-versioning-and-authority" office:name=""><text:span text:style-name="Definition"><text:span text:style-name="T2">8.2.1</text:span></text:span></text:a><text:span text:style-name="T2">, </text:span><text:a xlink:type="simple" xlink:href="https://blueprint.ecohubs.community/es/articles/rcos-core/v0-1/layer-6-evolution-adaptation#82-versioning-and-authority" office:name=""><text:span text:style-name="Definition"><text:span text:style-name="T2">8.2.2</text:span></text:span></text:a><text:span text:style-name="T2">, </text:span><text:a xlink:type="simple" xlink:href="https://blueprint.ecohubs.community/es/articles/rcos-core/v0-1/layer-6-evolution-adaptation#82-versioning-and-authority" office:name=""><text:span text:style-name="Definition"><text:span text:style-name="T2">8.2.3</text:span></text:span></text:a><text:span text:style-name="T2">, </text:span><text:a xlink:type="simple" xlink:href="https://blueprint.ecohubs.community/es/articles/rcos-core/v0-1/layer-6-evolution-adaptation#82-versioning-and-authority" office:name=""><text:span text:style-name="Definition"><text:span text:style-name="T2">8.2.4</text:span></text:span></text:a><text:span text:style-name="T2">, </text:span><text:a xlink:type="simple" xlink:href="https://blueprint.ecohubs.community/es/articles/rcos-core/v0-1/layer-6-evolution-adaptation#82-versioning-and-authority" office:name=""><text:span text:style-name="Definition"><text:span text:style-name="T2">8.2.5</text:span></text:span></text:a><text:span text:style-name="T2">, </text:span><text:a xlink:type="simple" xlink:href="https://blueprint.ecohubs.community/es/articles/rcos-core/v0-1/layer-6-evolution-adaptation#86-artifacts" office:name=""><text:span text:style-name="Definition"><text:span text:style-name="T2">8.6.4</text:span></text:span></text:a><text:span text:style-name="T2">, </text:span><text:a xlink:type="simple" xlink:href="https://blueprint.ecohubs.community/es/articles/rcos-core/v0-1/layer-6-evolution-adaptation#87-layer-invariants" office:name=""><text:span text:style-name="Definition"><text:span text:style-name="T2">8.7.2</text:span></text:span></text:a></text:p>
      <text:p text:style-name="P4"><text:span text:style-name="T1">Justificación — ¿Por qué registrar cada cambio adoptado</text:span></text:p>
      <text:p text:style-name="P4">Una gobernanza que no puede señalar “qué cambió, cuándo y por qué” es indistinguible de una gobernanza donde manda quien más alto habla. Un único registro de solo-anexión de cambios adoptados — con las versiones sustituidas preservadas en el control de versiones — hace que el estado actual de las reglas sea inequívoco y ofrece a los miembros, auditores y futuros responsables una forma de reconstruir el camino que nos trajo hasta aquí.</text:p>
      <text:p text:style-name="P5"><text:span text:style-name="T1">Instrucciones — Cómo rellenar esto</text:span></text:p>
      <text:p text:style-name="P5">Usa la plantilla de entrada a continuación para cada cambio adoptado. Las nuevas entradas se anteponen por encima de la más reciente. No edites entradas históricas — las correcciones se registran como nuevas entradas.</text:p>
      <text:p text:style-name="P6">## &lt;versión&gt; — &lt;Título breve&gt;</text:p>
      <text:p text:style-name="P7"/>
      <text:p text:style-name="P8">- **Fecha de entrada en vigor:** &lt;AAAA-MM-DD&gt;</text:p>
      <text:p text:style-name="P9">- **Registro de decisión:** &lt;enlace al registro de decisión&gt;</text:p>
      <text:p text:style-name="P10">- **Tipo de decisión:** &lt;Operativa / Estratégica / Constitucional&gt;</text:p>
      <text:p text:style-name="P11">- **Mecanismo:** &lt;mecanismo de votación / autoridad delegada&gt;</text:p>
      <text:p text:style-name="P12">- **Resumen:** &lt;una a tres frases describiendo qué cambió.&gt;</text:p>
      <text:p text:style-name="P13">- **Capas afectadas:** &lt;p. ej. Capa 2, Capa 5&gt;</text:p>
      <text:p text:style-name="P14">- **Artefactos modificados:** &lt;lista de artefactos&gt;</text:p>
      <text:p text:style-name="P15">- **Notas de migración:** &lt;cualquier regla de transición; "ninguna" si no aplica&gt;</text:p>
      <text:p text:style-name="Horizontal_20_Line"/>
      <text:h text:style-name="Heading_20_2" text:outline-level="2"><text:bookmark-start text:name="versión-actual-v00--repositorio-inicializado"/>Versión Actual: v0.0 — Repositorio Inicializado<text:bookmark-end text:name="versión-actual-v00--repositorio-inicializado"/></text:h>
      <text:list text:style-name="L3">
        <text:list-item>
          <text:p text:style-name="P16"><text:span text:style-name="T1">Fecha de entrada en vigor:</text:span> </text:p>
        </text:list-item>
        <text:list-item>
          <text:p text:style-name="P16"><text:span text:style-name="T1">Registro de decisión:</text:span> N/A — andamiaje inicial</text:p>
        </text:list-item>
        <text:list-item>
          <text:p text:style-name="P16"><text:span text:style-name="T1">Tipo de decisión:</text:span> N/A</text:p>
        </text:list-item>
        <text:list-item>
          <text:p text:style-name="P16"><text:span text:style-name="T1">Mecanismo:</text:span> N/A</text:p>
        </text:list-item>
        <text:list-item>
          <text:p text:style-name="P16"><text:span text:style-name="T1">Resumen:</text:span> Plantillas inicializadas. Todos los artefactos son plantillas — aún no se ha adoptado ninguna regla.</text:p>
        </text:list-item>
        <text:list-item>
          <text:p text:style-name="P16"><text:span text:style-name="T1">Capas afectadas:</text:span> Todas (solo andamiaje)</text:p>
        </text:list-item>
        <text:list-item>
          <text:p text:style-name="P16"><text:span text:style-name="T1">Artefactos modificados:</text:span> Todos los archivos creados como plantillas</text:p>
        </text:list-item>
        <text:list-item>
          <text:p text:style-name="P16"><text:span text:style-name="T1">Notas de migración:</text:span> Ninguna — estado inicial</text:p>
        </text:list-item>
      </text:list>
      <text:p text:style-name="Horizontal_20_Line"/>
      <text:p text:style-name="First_20_paragraph"><text:span text:style-name="T2">Las nuevas entradas se anteponen por encima de esta línea.</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5Z</meta:creation-date>
    <dc:date>2026-04-29T01:58:25Z</dc:date>
    <meta:user-defined meta:name="title-meta" meta:value-type="string">Historial de Versiones</meta:user-defined>
  </office:meta>
</office:document-meta>
</file>